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ohit Devanagari" svg:font-family="'Lohit Devanagari'" style:font-family-generic="roman"/>
    <style:font-face style:name="Cantarell2" svg:font-family="Cantarell" style:font-pitch="variable"/>
    <style:font-face style:name="Cantarell1" svg:font-family="Cantarell" style:font-adornments="Bold" style:font-pitch="variable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165892" officeooo:paragraph-rsid="00165892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style="normal" officeooo:paragraph-rsid="00181787" style:font-style-asian="normal" style:font-style-complex="normal"/>
    </style:style>
    <style:style style:name="P4" style:family="paragraph" style:parent-style-name="Text_20_body">
      <style:text-properties fo:font-style="normal" officeooo:paragraph-rsid="00194173" style:font-style-asian="normal" style:font-style-complex="normal"/>
    </style:style>
    <style:style style:name="P5" style:family="paragraph" style:parent-style-name="Text_20_body">
      <style:text-properties officeooo:paragraph-rsid="00165892"/>
    </style:style>
    <style:style style:name="P6" style:family="paragraph" style:parent-style-name="Standard">
      <style:text-properties fo:font-size="10pt" officeooo:rsid="001a5d58" officeooo:paragraph-rsid="001a5d58" style:font-size-asian="10pt" style:font-size-complex="10pt"/>
    </style:style>
    <style:style style:name="P7" style:family="paragraph" style:parent-style-name="Standard">
      <style:text-properties fo:font-size="6pt" officeooo:rsid="00165892" officeooo:paragraph-rsid="001a5d58" style:font-size-asian="5.25pt" style:font-size-complex="6pt"/>
    </style:style>
    <style:style style:name="P8" style:family="paragraph" style:parent-style-name="Text_20_body">
      <style:text-properties officeooo:rsid="00165892" officeooo:paragraph-rsid="00165892"/>
    </style:style>
    <style:style style:name="P9" style:family="paragraph" style:parent-style-name="Text_20_body">
      <style:text-properties officeooo:rsid="00209ca8" officeooo:paragraph-rsid="00209ca8"/>
    </style:style>
    <style:style style:name="P10" style:family="paragraph" style:parent-style-name="Text_20_body" style:list-style-name="L2">
      <style:text-properties officeooo:rsid="00209ca8" officeooo:paragraph-rsid="00209ca8"/>
    </style:style>
    <style:style style:name="P11" style:family="paragraph" style:parent-style-name="Text_20_body" style:list-style-name="L2">
      <style:text-properties style:use-window-font-color="true" officeooo:rsid="0021ba2a" officeooo:paragraph-rsid="0021ba2a"/>
    </style:style>
    <style:style style:name="P12" style:family="paragraph" style:parent-style-name="Text_20_body">
      <style:text-properties style:use-window-font-color="true" fo:font-weight="normal" officeooo:rsid="0021ba2a" officeooo:paragraph-rsid="0021ba2a" style:font-weight-asian="normal" style:font-weight-complex="normal"/>
    </style:style>
    <style:style style:name="P13" style:family="paragraph" style:parent-style-name="Text_20_body" style:list-style-name="L3">
      <style:text-properties style:use-window-font-color="true" fo:font-weight="normal" officeooo:rsid="0021ba2a" officeooo:paragraph-rsid="0021ba2a" style:font-weight-asian="normal" style:font-weight-complex="normal"/>
    </style:style>
    <style:style style:name="P14" style:family="paragraph" style:parent-style-name="Text_20_body" style:list-style-name="L2">
      <style:text-properties officeooo:rsid="0021ba2a" officeooo:paragraph-rsid="0021ba2a"/>
    </style:style>
    <style:style style:name="P15" style:family="paragraph" style:parent-style-name="Text_20_body" style:list-style-name="L3">
      <style:text-properties officeooo:rsid="0021ba2a" officeooo:paragraph-rsid="0021ba2a"/>
    </style:style>
    <style:style style:name="P16" style:family="paragraph" style:parent-style-name="Heading_20_2">
      <style:text-properties officeooo:rsid="00209ca8" officeooo:paragraph-rsid="00194173"/>
    </style:style>
    <style:style style:name="P17" style:family="paragraph" style:parent-style-name="Heading_20_1">
      <style:text-properties fo:font-size="28pt" fo:font-weight="bold" officeooo:rsid="00209ca8" officeooo:paragraph-rsid="00209ca8" style:font-size-asian="28pt" style:font-weight-asian="bold" style:font-size-complex="28pt" style:font-weight-complex="bold"/>
    </style:style>
    <style:style style:name="P18" style:family="paragraph" style:parent-style-name="Standard" style:list-style-name="L1">
      <style:text-properties fo:font-size="10pt" officeooo:rsid="00165892" officeooo:paragraph-rsid="00165892" style:font-size-asian="10pt" style:font-size-complex="10pt"/>
    </style:style>
    <style:style style:name="P19" style:family="paragraph" style:parent-style-name="Standard" style:list-style-name="L1">
      <style:text-properties fo:font-size="10pt" officeooo:rsid="00165892" officeooo:paragraph-rsid="001ed23a" style:font-size-asian="10pt" style:font-size-complex="10pt"/>
    </style:style>
    <style:style style:name="P20" style:family="paragraph" style:parent-style-name="Standard" style:list-style-name="L1">
      <style:text-properties fo:font-size="10pt" officeooo:rsid="001ed23a" officeooo:paragraph-rsid="001ed23a" style:font-size-asian="10pt" style:font-size-complex="10pt"/>
    </style:style>
    <style:style style:name="P21" style:family="paragraph" style:parent-style-name="Standard">
      <style:text-properties officeooo:rsid="00209ca8" officeooo:paragraph-rsid="00209ca8"/>
    </style:style>
    <style:style style:name="P22" style:family="paragraph" style:parent-style-name="Heading_20_3">
      <style:text-properties officeooo:rsid="00209ca8" officeooo:paragraph-rsid="00209ca8"/>
    </style:style>
    <style:style style:name="P23" style:family="paragraph" style:parent-style-name="Heading_20_3">
      <style:text-properties fo:font-size="16pt" style:font-size-asian="16pt" style:font-size-complex="16pt"/>
    </style:style>
    <style:style style:name="P24" style:family="paragraph" style:parent-style-name="Heading_20_4">
      <style:paragraph-properties fo:text-align="end" style:justify-single-word="false"/>
    </style:style>
    <style:style style:name="P25" style:family="paragraph" style:parent-style-name="Heading_20_4">
      <style:text-properties fo:color="#000000" fo:font-size="10pt" style:font-size-asian="10pt" style:font-size-complex="10pt"/>
    </style:style>
    <style:style style:name="P26" style:family="paragraph" style:parent-style-name="Heading_20_4">
      <style:paragraph-properties fo:text-align="end" style:justify-single-word="false"/>
      <style:text-properties fo:color="#000000" fo:font-size="10pt" style:font-size-asian="10pt" style:font-size-complex="10pt"/>
    </style:style>
    <style:style style:name="P27" style:family="paragraph" style:parent-style-name="Heading_20_4">
      <style:paragraph-properties fo:text-align="end" style:justify-single-word="false"/>
      <style:text-properties fo:color="#000000" fo:font-size="10pt" officeooo:paragraph-rsid="00165892" style:font-size-asian="10pt" style:font-size-complex="10pt"/>
    </style:style>
    <style:style style:name="P28" style:family="paragraph" style:parent-style-name="Heading_20_4">
      <style:paragraph-properties fo:text-align="end" style:justify-single-word="false"/>
      <style:text-properties fo:color="#000000" fo:font-size="10pt" officeooo:paragraph-rsid="00181787" style:font-size-asian="10pt" style:font-size-complex="10pt"/>
    </style:style>
    <style:style style:name="P29" style:family="paragraph" style:parent-style-name="Heading_20_4">
      <style:text-properties fo:color="#000000" fo:font-size="10pt" officeooo:paragraph-rsid="00165892" style:font-size-asian="10pt" style:font-size-complex="10pt"/>
    </style:style>
    <style:style style:name="P30" style:family="paragraph" style:parent-style-name="Heading_20_4">
      <style:text-properties fo:color="#000000" fo:font-size="10pt" officeooo:rsid="00181787" officeooo:paragraph-rsid="00181787" style:font-size-asian="10pt" style:font-size-complex="10pt"/>
    </style:style>
    <style:style style:name="P31" style:family="paragraph" style:parent-style-name="Heading_20_4">
      <style:paragraph-properties fo:text-align="end" style:justify-single-word="false"/>
      <style:text-properties fo:color="#000000" fo:font-size="10pt" officeooo:rsid="00181787" officeooo:paragraph-rsid="00181787" style:font-size-asian="10pt" style:font-size-complex="10pt"/>
    </style:style>
    <style:style style:name="P32" style:family="paragraph" style:parent-style-name="Heading_20_4">
      <style:text-properties fo:color="#000000" fo:font-size="10pt" fo:font-style="normal" officeooo:rsid="00181787" officeooo:paragraph-rsid="00181787" style:font-size-asian="10pt" style:font-style-asian="normal" style:font-size-complex="10pt" style:font-style-complex="normal"/>
    </style:style>
    <style:style style:name="P33" style:family="paragraph" style:parent-style-name="Heading_20_4">
      <style:text-properties fo:font-style="normal" officeooo:paragraph-rsid="00181787" style:font-style-asian="normal" style:font-style-complex="normal"/>
    </style:style>
    <style:style style:name="P34" style:family="paragraph" style:parent-style-name="Heading_20_4">
      <style:paragraph-properties fo:text-align="end" style:justify-single-word="false"/>
      <style:text-properties fo:font-style="normal" officeooo:paragraph-rsid="00181787" style:font-style-asian="normal" style:font-style-complex="normal"/>
    </style:style>
    <style:style style:name="T1" style:family="text">
      <style:text-properties officeooo:rsid="00165892"/>
    </style:style>
    <style:style style:name="T2" style:family="text">
      <style:text-properties officeooo:rsid="00181787"/>
    </style:style>
    <style:style style:name="T3" style:family="text">
      <style:text-properties fo:font-style="normal" officeooo:rsid="00181787" style:font-style-asian="normal" style:font-style-complex="normal"/>
    </style:style>
    <style:style style:name="T4" style:family="text">
      <style:text-properties fo:font-style="normal" officeooo:rsid="001c1c0c" style:font-style-asian="normal" style:font-style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1ccf47"/>
    </style:style>
    <style:style style:name="T7" style:family="text">
      <style:text-properties officeooo:rsid="001ed23a"/>
    </style:style>
    <style:style style:name="T8" style:family="text">
      <style:text-properties fo:color="#800000"/>
    </style:style>
    <style:style style:name="T9" style:family="text">
      <style:text-properties fo:color="#800000" officeooo:rsid="0021ba2a"/>
    </style:style>
    <style:style style:name="T10" style:family="text">
      <style:text-properties style:use-window-font-color="tru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Top Gear Code Off</text:h>
      <text:h text:style-name="P16" text:outline-level="2"/>
      <text:p text:style-name="P21"><text:span text:style-name="T5">Top Geat Code Off is an introductory computer programming course for children aged between 12 and 16 years. <text:s text:c="2"/>The course introduces children to high level object orientated programming concepts and techniques, then goes on to put those concepts and knowlesge into practice, through the practical programming of a small robot car. <text:s/>The course should last around 2 hours, by the end of which the children should have experience building, compiling and running a software application as well as highlighting how computer programming can become present and useful in the real world. </text:span></text:p>
      <text:p text:style-name="P21"><text:span text:style-name="T5"/></text:p>
      <text:h text:style-name="P23" text:outline-level="3">Objective</text:h>
      <text:p text:style-name="P21"><text:span text:style-name="T5">The goal of the course is to persuade more children into taking up computer programming either as part of academic studies or as a pass time.</text:span></text:p>
      <text:p text:style-name="P21"><text:span text:style-name="T5"/></text:p>
      <text:p text:style-name="P7"/>
      <text:h text:style-name="P22" text:outline-level="3">Overview</text:h>
      <text:p text:style-name="P9">The course will consist of 3 sections</text:p>
      <text:list xml:id="list5164813052093613649" text:style-name="L2">
        <text:list-item>
          <text:p text:style-name="P10">An introduction to object orientated concepts and a very brief introduction to C++ programming language:<text:span text:style-name="T8"> 30 minutes</text:span></text:p>
        </text:list-item>
      </text:list>
      <text:list xml:id="list5919148713217408964" text:style-name="L3">
        <text:list-item>
          <text:list>
            <text:list-item>
              <text:p text:style-name="P15"><text:span text:style-name="T10">Real world vs OOP</text:span></text:p>
            </text:list-item>
            <text:list-item>
              <text:p text:style-name="P13">Fields and Types</text:p>
            </text:list-item>
            <text:list-item>
              <text:p text:style-name="P13">Operations</text:p>
            </text:list-item>
            <text:list-item>
              <text:p text:style-name="P13">Control Flow</text:p>
            </text:list-item>
            <text:list-item>
              <text:p text:style-name="P13">Method Invocations</text:p>
            </text:list-item>
          </text:list>
        </text:list-item>
      </text:list>
      <text:p text:style-name="P12"/>
      <text:list xml:id="list192112886841082" text:continue-list="list5164813052093613649" text:style-name="L2">
        <text:list-item>
          <text:p text:style-name="P10">A series of problem solving challenges using the robot car: <text:span text:style-name="T9">45 mins</text:span></text:p>
          <text:p text:style-name="P11">The group will be split into teams of 4-5. <text:s/>They will be given a worksheet to complete which will take them from very basic operations to being able to make the car perform several manuevrers</text:p>
          <text:p text:style-name="P11"/>
        </text:list-item>
        <text:list-item>
          <text:p text:style-name="P14">Top Gear Code Off Challenge: <text:span text:style-name="T8">1hr 15min</text:span></text:p>
          <text:p text:style-name="P11">The teams will take part in a competition in which the robot car should be programmed to complete a circuit of the Top Gear Code Off track. <text:s/>The team completing the track in the fastest time winning.</text:p>
        </text:list-item>
      </text:list>
      <text:p text:style-name="P6"/>
      <text:h text:style-name="Heading_20_3" text:outline-level="3"><text:span text:style-name="T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ohit Devanagari" svg:font-family="'Lohit Devanagari'" style:font-family-generic="roman"/>
    <style:font-face style:name="Cantarell2" svg:font-family="Cantarell" style:font-pitch="variable"/>
    <style:font-face style:name="Cantarell1" svg:font-family="Cantarell" style:font-adornments="Bold" style:font-pitch="variable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ntarell" fo:font-family="Cantarell" style:font-style-name="Regular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font-size="11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color="#cc0000" style:font-name="Cantarell1" fo:font-family="Cantarell" style:font-style-name="Bold" style:font-pitch="variable" fo:font-size="300%" fo:font-weight="normal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cm" fo:margin-bottom="0cm" style:contextual-spacing="false" fo:text-align="center" style:justify-single-word="false" style:page-number="auto"/>
      <style:text-properties fo:color="#cc0000" style:font-name="Cantarell1" fo:font-family="Cantarell" style:font-style-name="Bold" style:font-pitch="variable" fo:font-size="18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color="#cc0000" style:font-name="Cantarell1" fo:font-family="Cantarell" style:font-style-name="Bold" style:font-pitch="variable" fo:font-size="16pt" fo:font-weight="bold" style:font-size-asian="14pt" style:font-weight-asian="normal" style:font-size-complex="14pt" style:font-weight-complex="bold"/>
    </style:style>
    <style:style style:name="Default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Lohit Devanagari" fo:font-family="'Lohit Devanagari'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Lohit Devanagari" fo:font-family="'Lohit Devanagar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Lohit Devanagari" fo:font-family="'Lohit Devanagar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Lohit Devanagari" fo:font-family="'Lohit Devanagar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Lohit Devanagari" fo:font-family="'Lohit Devanagar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Lohit Devanagari" fo:font-family="'Lohit Devanagari'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style:text-outline="false" style:text-line-through-style="none" style:font-name="Lohit Devanagari" fo:font-family="'Lohit Devanagar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style:text-outline="false" style:text-line-through-style="none" style:font-name="Lohit Devanagari" fo:font-family="'Lohit Devanagar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style:text-outline="false" style:text-line-through-styl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style:text-outline="false" style:text-line-through-styl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style:text-outline="false" style:text-line-through-styl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style:text-outline="false" style:text-line-through-styl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style:text-outline="false" style:text-line-through-styl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style:text-outline="false" style:text-line-through-style="none" style:font-name="Lohit Devanagari" fo:font-family="'Lohit Devanagar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2_20_-_20_Subheading" style:display-name="Header 2 - Subheading" style:family="paragraph" style:parent-style-name="Heading_20_2" style:default-outline-level="" style:list-style-name="" style:class="text" style:master-page-name="">
      <style:paragraph-properties style:page-number="auto"/>
      <style:text-properties style:use-window-font-color="true" fo:font-size="10pt" fo:font-style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color="#cc0000" style:font-name="Cantarell1" fo:font-family="Cantarell" style:font-style-name="Bold" style:font-pitch="variable" fo:font-size="7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yn Taylor</meta:initial-creator>
    <meta:creation-date>2014-02-19T18:44:22.211151419</meta:creation-date>
    <dc:date>2014-04-10T19:21:11.891829611</dc:date>
    <dc:creator>Martyn Taylor</dc:creator>
    <meta:editing-duration>PT27M34S</meta:editing-duration>
    <meta:editing-cycles>5</meta:editing-cycles>
    <meta:generator>LibreOffice/4.1.5.3$Linux_X86_64 LibreOffice_project/205099f953b4b61c41106e07b17e9e5acc65037</meta:generator>
    <meta:document-statistic meta:table-count="0" meta:image-count="0" meta:object-count="0" meta:page-count="1" meta:paragraph-count="16" meta:word-count="258" meta:character-count="1485" meta:non-whitespace-character-count="1245"/>
  </office:meta>
</office:document-meta>
</file>